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2.65cm" fo:min-width="5.936cm"/>
    </style:style>
    <style:style style:name="gr2" style:family="graphic" style:parent-style-name="standard">
      <style:graphic-properties draw:fill-color="#a85300" draw:textarea-horizontal-align="justify" draw:textarea-vertical-align="middle" draw:auto-grow-height="false" fo:min-height="4.56cm" fo:min-width="5.936cm"/>
    </style:style>
    <style:style style:name="gr3" style:family="graphic" style:parent-style-name="standard">
      <style:graphic-properties draw:fill-color="#a85300" draw:textarea-horizontal-align="justify" draw:textarea-vertical-align="middle" draw:auto-grow-height="false" fo:min-height="4.984cm" fo:min-width="5.936cm"/>
    </style:style>
    <style:style style:name="gr4" style:family="graphic" style:parent-style-name="standard">
      <style:graphic-properties svg:stroke-color="#ff7f00"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a85300"/>
      <style:paragraph-properties fo:text-align="center"/>
      <style:text-properties fo:color="#ffffff" fo:font-size="18pt" fo:font-style="italic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font-size="1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cm" svg:height="4.1cm" svg:x="3.1cm" svg:y="2.9cm">
          <text:p text:style-name="P1">MasterViewController</text:p>
          <text:p text:style-name="P1">(UI + Lifecyc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1cm" svg:height="6.8cm" svg:x="2.1cm" svg:y="10.2cm">
          <text:p text:style-name="P1"><text:span text:style-name="T1">ChatsViewController</text:span></text:p>
          <text:p text:style-name="P1"><text:span text:style-name="T1">(Network + Persistence</text:span></text:p>
          <text:p text:style-name="P1"><text:span text:style-name="T1"><text:s/></text:span><text:span text:style-name="T1">+ segu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9.1cm" svg:height="4.1cm" svg:x="16.5cm" svg:y="2.7cm">
          <text:p text:style-name="P1">DetailViewController</text:p>
          <text:p text:style-name="P1">(UI + Lifecyc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1cm" svg:height="7.4cm" svg:x="16.9cm" svg:y="10.7cm">
          <text:p text:style-name="P1"><text:span text:style-name="T1">MessageViewController</text:span></text:p>
          <text:p text:style-name="P1"><text:span text:style-name="T1">(Network + Persistence</text:span></text:p>
          <text:p text:style-name="P1"><text:span text:style-name="T1"><text:s/></text:span><text:span text:style-name="T1">+ segu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9cm" svg:y1="14.2cm" svg:x2="16.7cm" svg:y2="14.3cm">
          <text:p/>
        </draw:line>
        <draw:line draw:style-name="gr5" draw:text-style-name="P4" draw:layer="layout" svg:x1="6.7cm" svg:y1="7cm" svg:x2="6.5cm" svg:y2="10.1cm">
          <text:p/>
        </draw:line>
        <draw:line draw:style-name="gr5" draw:text-style-name="P4" draw:layer="layout" svg:x1="21.7cm" svg:y1="6.9cm" svg:x2="21.8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5f7e9f" draw:end-color="#0053a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2:38:37.956498000</meta:creation-date>
    <dc:date>2017-07-04T11:43:43.966132000</dc:date>
    <meta:editing-duration>PT29M34S</meta:editing-duration>
    <meta:editing-cycles>23</meta:editing-cycles>
    <meta:generator>LibreOffice/5.3.3.2$MacOSX_X86_64 LibreOffice_project/3d9a8b4b4e538a85e0782bd6c2d430bafe583448</meta:generator>
    <meta:document-statistic meta:object-count="7"/>
  </office:meta>
</office:document-meta>
</file>